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ndexToken.read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IndexToken.getTok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dexToken.ArrayIndexToken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ndexToken.write( Object roo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Index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